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7.878cm" fo:min-width="7.88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Multiuser – Espacios de Trabajo</text:p>
          </draw:text-box>
        </draw:frame>
        <draw:custom-shape draw:style-name="gr2" draw:text-style-name="P2" draw:layer="layout" svg:width="8.382cm" svg:height="8.128cm" svg:x="2.032cm" svg:y="3.302cm">
          <text:p text:style-name="P2"><text:span text:style-name="T1">Espacio #1</text:span></text:p>
          <text:p text:style-name="P2">Campos</text:p>
          <text:p text:style-name="P2">Contratistas</text:p>
          <text:p text:style-name="P2">Insumos</text:p>
          <text:p text:style-name="P2">Depositos</text:p>
          <text:p text:style-name="P2">------------------------</text:p>
          <text:p text:style-name="P2">Admins:[userA,userB]</text:p>
          <text:p text:style-name="P2">Edit:[]</text:p>
          <text:p text:style-name="P2">Viewers:[userC]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382cm" svg:height="8.128cm" svg:x="12.954cm" svg:y="3.302cm">
          <text:p text:style-name="P2"><text:span text:style-name="T1">Espacio #2</text:span></text:p>
          <text:p text:style-name="P2">Campos</text:p>
          <text:p text:style-name="P2">Contratistas</text:p>
          <text:p text:style-name="P2">Insumos</text:p>
          <text:p text:style-name="P2">Depositos</text:p>
          <text:p text:style-name="P2">------------------------</text:p>
          <text:p text:style-name="P2">Admins:[userB]</text:p>
          <text:p text:style-name="P2">Edit:[userC]</text:p>
          <text:p text:style-name="P2">Viewers:[]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9.304cm" svg:height="3.095cm" svg:x="4.318cm" svg:y="14.431cm">
          <draw:text-box>
            <text:p><text:span text:style-name="T1">UserA</text:span> administra solo “Espacio #1”</text:p>
            <text:p><text:span text:style-name="T1">UserB</text:span> administra “Espacion #1” y “Espacion #2”</text:p>
            <text:p><text:span text:style-name="T1">UserC</text:span> solo puede ver las entidades del “Espacio #1” y editar las del <text:s/>“Espacio #2”</text:p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8T16:49:32.559283148</meta:creation-date>
    <meta:editing-duration>PT7M4S</meta:editing-duration>
    <meta:editing-cycles>2</meta:editing-cycles>
    <meta:generator>LibreOffice/6.4.7.2$Linux_X86_64 LibreOffice_project/40$Build-2</meta:generator>
    <dc:title>Blue Curve</dc:title>
    <dc:date>2022-11-28T16:56:36.180106525</dc:date>
    <meta:document-statistic meta:object-count="44"/>
  </office:meta>
</office:document-meta>
</file>